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19d9e2"/>
    </style:style>
    <style:style style:name="P5"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style:font-size-asian="14pt" style:font-size-complex="14pt"/>
    </style:style>
    <style:style style:name="T1" style:family="text">
      <style:text-properties officeooo:rsid="001debd6"/>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duction:</text:p>
      <text:p text:style-name="P3">During this phase, our focus was on effectively managing project workspaces and task distribution among team members. We emphasized the importance of teamwork and discussed strategies for handling project challenges within tight timelines.</text:p>
      <text:p text:style-name="P3"/>
      <text:p text:style-name="P2">Details:</text:p>
      <text:p text:style-name="P3">Slack Channel: zzarch-automatex</text:p>
      <text:p text:style-name="P3">Task 1: Team Formation and Workspace Setup</text:p>
      <text:p text:style-name="P3"/>
      <text:p text:style-name="P3">We carefully assembled a team of three dedicated students.</text:p>
      <text:p text:style-name="P3">We created a private Slack channel following the recommended naming convention.</text:p>
      <text:p text:style-name="P3">A dedicated workspace on Notion/JIRA was established, and invitations were extended to team members, <text:span text:style-name="T1">Sir </text:span>Jawad, and the Tas.</text:p>
      <text:p text:style-name="P3"/>
      <text:p text:style-name="P3">Our GitHub/Gitlab repository's naming corresponds with our Slack channel for seamless coordination.</text:p>
      <text:p text:style-name="P3">Task 2: Project Kick-off and Objective Definition</text:p>
      <text:p text:style-name="P3"/>
      <text:p text:style-name="P3">We initiated recurring weekly meetings through mutual consensus with our teammates.</text:p>
      <text:p text:style-name="P4">Meeting notes were consistently documented and promptly uploaded to our designated platform, Notion.</text:p>
      <text:p text:style-name="P4"/>
      <text:p text:style-name="P3">We defined project objectives, with a common focus on exploring DevOps for web applications. We also selected a specific focus area based on our collective interests.</text:p>
      <text:p text:style-name="P3">Task management was meticulously organized within our Notion/JIRA workspace, with clear assignments to team members.</text:p>
      <text:p text:style-name="P3"/>
      <text:p text:style-name="P1">Task 3: CI/CD Exploration and Implementation</text:p>
      <text:p text:style-name="P3"/>
      <text:p text:style-name="P3">We conducted a comprehensive evaluation of three different CI/CD tools and thoroughly documented our findings through video demonstrations and a comparative analysis on our GitHub repository.</text:p>
      <text:p text:style-name="P3">Following our exploration, we selected a CI/CD approach and successfully established a pipeline for our project.</text:p>
      <text:p text:style-name="P3">To enhance our development process, we integrated a CI/CD job that executes 'yarn install' for each main branch commit and pull request update in the 'ts-micro-app' repository.</text:p>
      <text:p text:style-name="P3"/>
      <text:p text:style-name="P1">Task 4: Deployment of a Basic Web Application on a Cloud</text:p>
      <text:p text:style-name="P3"/>
      <text:p text:style-name="P3">We cloned the 'ts-micro-app' repository and transitioned to the specified 'p1.3' tag.</text:p>
      <text:p text:style-name="P3">Individual accounts were created on major cloud platforms (e.g., AWS, GCP, Digital Ocean, QCloud, Microsoft Azure).</text:p>
      <text:p text:style-name="P3">We are currently in the process of manually deploying the application, with comprehensive deployment instructions in progress.</text:p>
      <text:p text:style-name="P3">General Summary:</text:p>
      <text:p text:style-name="P3">In summary, our team has achieved significant progress in the initial stages of the project. We successfully completed essential tasks, including team formation, workspace creation, objective definition, and task allocation. Our thorough exploration of CI/CD tools and the subsequent implementation of a CI/CD pipeline demonstrate our commitment to enhancing the development process.</text:p>
      <text:p text:style-name="P3"><text:soft-page-break/></text:p>
      <text:p text:style-name="P5">Team Members:</text:p>
      <text:p text:style-name="P6"/>
      <text:p text:style-name="P3">Muhammad Haseeb (19F-0926)</text:p>
      <text:p text:style-name="P3">Waleed Ahmed (19F-0953)</text:p>
      <text:p text:style-name="P3">Muhammad Saud (19F-100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2T06:58:01.472994478</meta:creation-date>
    <dc:date>2023-11-02T07:03:03.669715301</dc:date>
    <meta:editing-duration>PT5M</meta:editing-duration>
    <meta:editing-cycles>8</meta:editing-cycles>
    <meta:generator>LibreOffice/7.3.7.2$Linux_X86_64 LibreOffice_project/30$Build-2</meta:generator>
    <meta:document-statistic meta:table-count="0" meta:image-count="0" meta:object-count="0" meta:page-count="2" meta:paragraph-count="28" meta:word-count="364" meta:character-count="2597" meta:non-whitespace-character-count="2261"/>
  </office:meta>
</office:document-meta>
</file>